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831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6.7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2.165cm">
          <text:p/>
        </draw:line>
        <draw:frame draw:style-name="gr3" draw:text-style-name="P5" draw:layer="layout" svg:width="5.08cm" svg:height="7.361cm" svg:x="0.203cm" svg:y="4.545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ppend</text:span></text:p>
            <text:p text:style-name="P4"><text:span text:style-name="T2">at, <text:s/>[ ]</text:span></text:p>
            <text:p text:style-name="P4"><text:span text:style-name="T2">delete</text:span></text:p>
            <text:p text:style-name="P4"><text:span text:style-name="T2">dimension</text:span></text:p>
            <text:p text:style-name="P4"><text:span text:style-name="T2">empty</text:span></text:p>
            <text:p text:style-name="P4"><text:span text:style-name="T2">first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sEmpty</text:span></text:p>
            <text:p text:style-name="P4"><text:span text:style-name="T2">items</text:span></text:p>
            <text:p text:style-name="P4"><text:span text:style-name="T2">last</text:span></text:p>
            <text:p text:style-name="P4"><text:span text:style-name="T2">makeArray</text:span></text:p>
          </draw:text-box>
        </draw:frame>
        <draw:line draw:style-name="gr2" draw:text-style-name="P3" draw:layer="layout" svg:x1="10.26cm" svg:y1="12.165cm" svg:x2="0.1cm" svg:y2="12.165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1.36cm" svg:x="0.1cm" svg:y="3.275cm">
          <draw:text-box>
            <text:p text:style-name="P4"><text:span text:style-name="T2">new</text:span></text:p>
            <text:p text:style-name="P4"><text:span text:style-name="T2">of</text:span></text:p>
          </draw:text-box>
        </draw:frame>
        <draw:line draw:style-name="gr2" draw:text-style-name="P3" draw:layer="layout" svg:x1="0.1cm" svg:y1="4.545cm" svg:x2="10.26cm" svg:y2="4.545cm">
          <text:p/>
        </draw:line>
        <draw:frame draw:style-name="gr5" draw:text-style-name="P5" draw:layer="layout" svg:width="5.08cm" svg:height="6.985cm" svg:x="5.18cm" svg:y="4.545cm">
          <draw:text-box>
            <text:p text:style-name="P4"><text:span text:style-name="T2">makeString</text:span></text:p>
            <text:p text:style-name="P4"><text:span text:style-name="T2">next</text:span></text:p>
            <text:p text:style-name="P4"><text:span text:style-name="T2">previous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ection</text:span></text:p>
            <text:p text:style-name="P4"><text:span text:style-name="T2">size</text:span></text:p>
            <text:p text:style-name="P4"><text:span text:style-name="T2">sort</text:span></text:p>
            <text:p text:style-name="P4"><text:span text:style-name="T2">sortWith</text:span></text:p>
            <text:p text:style-name="P4"><text:span text:style-name="T2">stableSort</text:span></text:p>
            <text:p text:style-name="P4"><text:span text:style-name="T2">stableSortWith</text:span></text:p>
            <text:p text:style-name="P4"><text:span text:style-name="T2">supplier</text:span></text:p>
            <text:p text:style-name="P4"><text:span text:style-name="T2">toString</text:span></text:p>
          </draw:text-box>
        </draw:frame>
        <draw:line draw:style-name="gr2" draw:text-style-name="P3" draw:layer="layout" svg:x1="5.18cm" svg:y1="12.165cm" svg:x2="5.18cm" svg:y2="4.545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12.165cm" svg:x2="10.26cm" svg:y2="2.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12.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11-03-05T12:20:10.89</dc:date>
    <dc:language>en-US</dc:language>
    <meta:editing-cycles>15</meta:editing-cycles>
    <meta:editing-duration>PT01H35M46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